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021cm" fo:margin-bottom="0cm" style:contextual-spacing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>
      <loext:graphic-properties draw:fill="solid" draw:fill-color="#dddddd"/>
    </style:style>
    <style:style style:name="P5" style:family="paragraph" style:parent-style-name="Text_20_body">
      <style:text-properties officeooo:rsid="00107645" officeooo:paragraph-rsid="00107645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dash" draw:stroke-dash="Dash" svg:stroke-color="#000000" svg:stroke-linecap="butt" draw:fill="solid" draw:fill-color="#dddddd" fo:min-height="1.2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9</text:p>
      <text:h text:style-name="P1" text:outline-level="1">Aim : Write A Program To Implement Different Searching Algorithm.</text:h>
      <text:p text:style-name="P2">1. Linear Search</text:p>
      <text:p text:style-name="P3"># Linear Search</text:p>
      <text:p text:style-name="P3">list = [19,2,33,34,45,423,46,2354,64,35,34,567,234,42,5,567,456,45,6]</text:p>
      <text:p text:style-name="P3"/>
      <text:p text:style-name="P3">def linearSearch(list,key):</text:p>
      <text:p text:style-name="P3"><text:s text:c="4"/>for e in list:</text:p>
      <text:p text:style-name="P3"><text:s text:c="8"/>if e == key:</text:p>
      <text:p text:style-name="P3"><text:s text:c="12"/>return True</text:p>
      <text:p text:style-name="P3"><text:s text:c="4"/>return False</text:p>
      <text:p text:style-name="P3"/>
      <text:p text:style-name="P3"># Test</text:p>
      <text:p text:style-name="P3">print(list)</text:p>
      <text:p text:style-name="P3">print("33 In List : ",linearSearch(list,33))</text:p>
      <text:p text:style-name="P3">print("34 In List : ",linearSearch(list,34))</text:p>
      <text:p text:style-name="P3">print("44 In List : ",linearSearch(list,44))</text:p>
      <text:p text:style-name="P2"><draw:frame text:anchor-type="paragraph" draw:z-index="0" draw:name="Text Frame 1" draw:style-name="gr1" draw:text-style-name="P4" svg:width="17.225cm" svg:height="1.95cm" svg:x="-0.019cm" svg:y="0.148cm"><draw:text-box><text:p>[19, 2, 33, 34, 45, 423, 46, 2354, 64, 35, 34, 567, 234, 42, 5, 567, 456, 45, 6]</text:p><text:p>33 In List : <text:s/>True</text:p><text:p>34 In List : <text:s/>True</text:p><text:p>44 In List : <text:s/>False</text:p></draw:text-box></draw:frame></text:p>
      <text:p text:style-name="P2"/>
      <text:p text:style-name="P2"/>
      <text:p text:style-name="P2"/>
      <text:p text:style-name="P2">2. Binary Search</text:p>
      <text:p text:style-name="Standard"># Binary Search</text:p>
      <text:p text:style-name="Standard">list = [2, 5, 6, 19, 33, 34, 34, 35, 42, 45, 45, 46, 64, 234, 423, 456, 567, 567, 2354]</text:p>
      <text:p text:style-name="Standard"/>
      <text:p text:style-name="Standard">def binarySearch(list,key):</text:p>
      <text:p text:style-name="Standard"><text:s text:c="4"/>start = 0</text:p>
      <text:p text:style-name="Standard"><text:s text:c="4"/>end = len(list)-1</text:p>
      <text:p text:style-name="Standard"/>
      <text:p text:style-name="Standard"><text:s text:c="4"/>while end &gt;= start:</text:p>
      <text:p text:style-name="Standard"><text:s text:c="8"/>mid = int((start + end)/2)</text:p>
      <text:p text:style-name="Standard"/>
      <text:p text:style-name="Standard"><text:s text:c="8"/>if list[mid] == key:</text:p>
      <text:p text:style-name="Standard"><text:s text:c="12"/>return True</text:p>
      <text:p text:style-name="Standard"><text:s text:c="8"/>elif list[mid] &gt; key:</text:p>
      <text:p text:style-name="Standard"><text:s text:c="12"/>end = mid - 1</text:p>
      <text:p text:style-name="Standard"><text:s text:c="8"/>else :</text:p>
      <text:p text:style-name="Standard"><text:s text:c="12"/>start = mid + 1</text:p>
      <text:p text:style-name="Standard"/>
      <text:p text:style-name="Standard"><text:s text:c="4"/>return False</text:p>
      <text:p text:style-name="Standard"/>
      <text:p text:style-name="Standard"># Test</text:p>
      <text:p text:style-name="Standard">print(list)</text:p>
      <text:p text:style-name="Standard">print("33 In List : ",binarySearch(list,33))</text:p>
      <text:p text:style-name="Standard">print("34 In List : ",binarySearch(list,34))</text:p>
      <text:p text:style-name="Standard">print("44 In List : ",binarySearch(list,44))<text:span text:style-name="T1"> <text:s text:c="6"/></text:span></text:p>
      <text:p text:style-name="P5"><draw:frame text:anchor-type="paragraph" draw:z-index="1" draw:name="Text Frame 2" draw:style-name="gr1" draw:text-style-name="P4" svg:width="17.225cm" svg:height="1.95cm" svg:x="-0.019cm" svg:y="0.148cm"><draw:text-box><text:p>[19, 2, 33, 34, 45, 423, 46, 2354, 64, 35, 34, 567, 234, 42, 5, 567, 456, 45, 6]</text:p><text:p>33 In List : <text:s/>True</text:p><text:p>34 In List : <text:s/>True</text:p><text:p>44 In List : <text:s/>Fals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3:01:21.709058900</meta:creation-date>
    <dc:date>2025-03-04T13:05:49.596970000</dc:date>
    <meta:editing-duration>PT4M28S</meta:editing-duration>
    <meta:editing-cycles>1</meta:editing-cycles>
    <meta:document-statistic meta:table-count="0" meta:image-count="0" meta:object-count="0" meta:page-count="1" meta:paragraph-count="35" meta:word-count="140" meta:character-count="986" meta:non-whitespace-character-count="762"/>
    <meta:generator>LibreOffice/25.2.1.2$Windows_X86_64 LibreOffice_project/d3abf4aee5fd705e4a92bba33a32f40bc4e56f49</meta:generator>
  </office:meta>
</office:document-meta>
</file>